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5888"/>
    </style:style>
    <style:style style:name="P2" style:family="paragraph" style:parent-style-name="Text_20_body">
      <style:paragraph-properties fo:text-align="start" style:justify-single-word="false"/>
      <style:text-properties officeooo:rsid="00125888" officeooo:paragraph-rsid="00125888"/>
    </style:style>
    <style:style style:name="P3" style:family="paragraph" style:parent-style-name="Text_20_body">
      <style:text-properties officeooo:rsid="0012b99d" officeooo:paragraph-rsid="0012b99d"/>
    </style:style>
    <style:style style:name="P4" style:family="paragraph" style:parent-style-name="Text_20_body">
      <style:paragraph-properties fo:text-align="start" style:justify-single-word="false"/>
      <style:text-properties officeooo:rsid="0012b99d" officeooo:paragraph-rsid="0012b99d"/>
    </style:style>
    <style:style style:name="P5" style:family="paragraph" style:parent-style-name="Text_20_body">
      <style:paragraph-properties fo:text-align="start" style:justify-single-word="false"/>
      <style:text-properties officeooo:rsid="00145470" officeooo:paragraph-rsid="00145470"/>
    </style:style>
    <style:style style:name="P6" style:family="paragraph" style:parent-style-name="Text_20_body">
      <style:text-properties officeooo:rsid="00145470" officeooo:paragraph-rsid="00145470"/>
    </style:style>
    <style:style style:name="P7" style:family="paragraph" style:parent-style-name="Text_20_body">
      <style:paragraph-properties fo:text-align="start" style:justify-single-word="false"/>
      <style:text-properties officeooo:rsid="0015656c" officeooo:paragraph-rsid="0015656c"/>
    </style:style>
    <style:style style:name="P8" style:family="paragraph" style:parent-style-name="Title">
      <style:paragraph-properties fo:text-align="center" style:justify-single-word="false"/>
      <style:text-properties officeooo:paragraph-rsid="00125888"/>
    </style:style>
    <style:style style:name="T1" style:family="text">
      <style:text-properties officeooo:rsid="0012b9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oing Global: </text:p>
      <text:p text:style-name="P8">Standardizing International Basketbal Statistic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Alex Beard</text:p>
      <text:p text:style-name="Subtitle"/>
      <text:p text:style-name="Subtitle">Advised by:</text:p>
      <text:p text:style-name="Subtitle"/>
      <text:p text:style-name="Subtitle">Michael J. Tomas III</text:p>
      <text:p text:style-name="Subtitle">Barbara Ar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Abstract</text:h>
      <text:p text:style-name="P2">Do when done – just a short summary</text:p>
      <text:h text:style-name="Heading_20_2" text:outline-level="2">Introduction</text:h>
      <text:p text:style-name="P2">SHORT</text:p>
      <text:p text:style-name="P2">Lead in to other</text:p>
      <text:h text:style-name="Heading_20_2" text:outline-level="2">Literature Review</text:h>
      <text:p text:style-name="P2">2-3 sentences each on 5-6 relevant articles</text:p>
      <text:p text:style-name="P2">END with </text:p>
      <text:h text:style-name="Heading_20_2" text:outline-level="2">Data Methodology</text:h>
      <text:p text:style-name="P7">Mention sportsref library (link to fork)</text:p>
      <text:p text:style-name="P5">Screenshot of data table, X players, over time period</text:p>
      <text:p text:style-name="P5">plots (ppm, trbpm, etc colored by league?)</text:p>
      <text:p text:style-name="P7"/>
      <text:h text:style-name="Heading_20_2" text:outline-level="2">Results</text:h>
      <text:p text:style-name="P6">Show bipartite graph</text:p>
      <text:p text:style-name="P6">Show how selection methods work</text:p>
      <text:p text:style-name="P6">Show how model works</text:p>
      <text:p text:style-name="P6">show results with accuracy</text:p>
      <text:h text:style-name="Heading_20_2" text:outline-level="2">Conclusion</text:h>
      <text:p text:style-name="P3">Discuss takeaways from results</text:p>
      <text:h text:style-name="Heading_20_2" text:outline-level="2">Possible Extension<text:span text:style-name="T1">s</text:span></text:h>
      <text:p text:style-name="P2"/>
      <text:p text:style-name="P4">Standardize statistics</text:p>
      <text:p text:style-name="P4">Graph of player old stats vs new stats (colored by league)</text:p>
      <text:p text:style-name="P4">Cite arel/tomas paper</text:p>
      <text:p text:style-name="P5">Write about ideas for future research (cite moneyroundball paper?)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02:11.829820493</meta:creation-date>
    <dc:date>2018-05-02T11:30:10.338774526</dc:date>
    <meta:editing-duration>PT6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114" meta:character-count="741" meta:non-whitespace-character-count="654"/>
  </office:meta>
</office:document-meta>
</file>